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aede3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3f4fd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5b211" style:font-size-asian="7pt" style:font-weight-asian="normal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900886592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90117014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90128374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90121548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901158688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5"><text:placeholder text:placeholder-type="text">&lt;get_address(o.shipping_id.ship_to)&gt;</text:placeholder></text:p>
            <text:p text:style-name="P26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90044860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90127339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901139728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901114592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901118608">
          <table:table-cell table:style-name="Table1.H2" table:number-columns-spanned="11" office:value-type="string">
            <text:p text:style-name="P33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901119152">
          <table:table-cell table:style-name="Table1.D2" office:value-type="string">
            <text:p text:style-name="P24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get_stack_packing(o)[3]&gt;</text:placeholder></text:span></text:p>
          </table:table-cell>
          <table:table-cell table:style-name="Table1.D2" office:value-type="string">
            <text:p text:style-name="P23"><text:placeholder text:placeholder-type="text">&lt;get_stack_packing(o)[0]&gt;</text:placeholder></text:p>
          </table:table-cell>
          <table:table-cell table:style-name="Table1.D2" office:value-type="string">
            <text:p text:style-name="P29"><text:placeholder text:placeholder-type="text">&lt;get_stack_packing(o)[1]&gt;</text:placeholder></text:p>
          </table:table-cell>
          <table:table-cell table:style-name="Table1.D2" office:value-type="string">
            <text:p text:style-name="P23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product_q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7"><text:placeholder text:placeholder-type="text">&lt;"{:,.2f}".format((line.product_qty/1000) * get_price(o))&gt;</text:placeholder><text:s/></text:p>
          </table:table-cell>
        </table:table-row>
        <table:table-row table:style-name="TableLine5901119424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901119696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36"><text:placeholder text:placeholder-type="text">&lt;'{:,}'.format(int(line.product_qty))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35"><text:placeholder text:placeholder-type="text">&lt;o.currency_id.symbol&gt;</text:placeholder><text:s/><text:placeholder text:placeholder-type="text">&lt;"{:,.2f}".format((line.product_qty/1000) * get_price(o))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901119968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9:44:41.909805932</dc:date>
    <meta:editing-duration>PT3H45S</meta:editing-duration>
    <meta:editing-cycles>40</meta:editing-cycles>
    <meta:document-statistic meta:table-count="2" meta:image-count="1" meta:object-count="0" meta:page-count="1" meta:paragraph-count="56" meta:word-count="240" meta:character-count="2690" meta:non-whitespace-character-count="2476"/>
  </office:meta>
</office:document-meta>
</file>